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 ne" svg:font-family="'Time ne'"/>
    <style:font-face style:name="Time new roman" svg:font-family="'Time new roman'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text-properties style:font-name="Times New Roman" fo:font-size="16pt" officeooo:paragraph-rsid="0016f99f" style:font-size-asian="16pt" style:font-size-complex="16pt"/>
    </style:style>
    <style:style style:name="P3" style:family="paragraph" style:parent-style-name="Standard">
      <style:text-properties style:font-name="Times New Roman" fo:font-size="16pt" fo:font-style="normal" officeooo:rsid="001840cb" style:font-size-asian="16pt" style:font-style-asian="normal" style:font-size-complex="16pt" style:font-style-complex="normal"/>
    </style:style>
    <style:style style:name="P4" style:family="paragraph" style:parent-style-name="Standard">
      <style:text-properties style:font-name="Times New Roman" fo:font-size="16pt" fo:font-style="normal" officeooo:rsid="001840cb" officeooo:paragraph-rsid="001840cb" style:font-size-asian="16pt" style:font-style-asian="normal" style:font-size-complex="16pt" style:font-style-complex="normal"/>
    </style:style>
    <style:style style:name="P5" style:family="paragraph" style:parent-style-name="Standard">
      <style:text-properties style:font-name="Times New Roman" fo:font-size="16pt" officeooo:rsid="001840cb" officeooo:paragraph-rsid="001840cb" style:font-size-asian="16pt" style:font-size-complex="16pt"/>
    </style:style>
    <style:style style:name="P6" style:family="paragraph" style:parent-style-name="Standard">
      <style:text-properties style:font-name="Times New Roman" fo:font-size="16pt" fo:font-style="normal" officeooo:rsid="00188348" officeooo:paragraph-rsid="001840cb" style:font-size-asian="16pt" style:font-style-asian="normal" style:font-size-complex="16pt" style:font-style-complex="normal"/>
    </style:style>
    <style:style style:name="T1" style:family="text">
      <style:text-properties officeooo:rsid="0016f99f"/>
    </style:style>
    <style:style style:name="T2" style:family="text">
      <style:text-properties fo:font-style="italic" officeooo:rsid="0016f99f" style:font-style-asian="italic" style:font-style-complex="italic"/>
    </style:style>
    <style:style style:name="T3" style:family="text">
      <style:text-properties fo:font-style="normal" officeooo:rsid="0016f99f" style:font-style-asian="normal" style:font-style-complex="normal"/>
    </style:style>
    <style:style style:name="T4" style:family="text">
      <style:text-properties fo:font-style="normal" officeooo:rsid="001840cb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8348" style:font-style-asian="normal" style:font-style-complex="normal"/>
    </style:style>
    <style:style style:name="T7" style:family="text">
      <style:text-properties officeooo:rsid="00188348"/>
    </style:style>
    <style:style style:name="T8" style:family="text">
      <style:text-properties officeooo:rsid="0019e2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ML?</text:p>
      <text:p text:style-name="P1"><text:tab/>O machine learning (ML), ou aprendizado de máquina, é uma subárea da inteligência artificial (IA), que tem como objetivo a criação de códigos que possam “aprender” padrões através de dados fornecido ao sistema e melhorar de forma autônoma ao passo que adquirem “experiência”. Com isso, através de cálculos e estatísticas, possam recomendar ações através da probabilidade.</text:p>
      <text:p text:style-name="P1"><text:tab/>A aprendizagem de máquina foi criada principalmente para a análise de bancos de dados grandes, que não são capazes de serem analisados por métodos tradicionais. </text:p>
      <text:p text:style-name="P1"><text:tab/>No machine learning, o <text:s/>modelo é “treinado” usando um conjunto extenso e complexo de dados, aprendendo seus padrões para, por exemplo, fazer a previsão de qual dia é melhor para não frequentar uma aula.</text:p>
      <text:p text:style-name="P1"><text:tab/>Como resultado disso, o programa não fica limitado a resolver um problema específico, podendo sem empregado para resolução de diversos desafios.</text:p>
      <text:p text:style-name="P1"><text:tab/>Ressalta que como a máquina “aprende”, “treina” e ganha “experiência” e “conhecimento” é diferente do maneira humana, por isso os termos estão entre aspas duplas ao se referir á máquina.</text:p>
      <text:p text:style-name="P1"><text:tab/>Os tipos de problemas em que são mais utilizados machine learning são:</text:p>
      <text:p text:style-name="P1">- PROBLEMAS DE REGRESSÃO: problemas que se baseiam em determinar e/ou prever um valor numérico, como o valor de uma carro;</text:p>
      <text:p text:style-name="P1">- PROBLEMAS DE CLASSIFICAÇÃO: esses se baseiam em rotular os dados que são oferecidos para aprendizagem, como identificar uma imagem como uma maçã.</text:p>
      <text:p text:style-name="P1"><text:tab/></text:p>
      <text:p text:style-name="P1"><text:tab/>Além disso, há 4 tipos de aprendizado de máquina:</text:p>
      <text:p text:style-name="P1">- APRENDIZADO SUPERVISIONADO: há um guia para demonstrar qual dever ser a conclusão correta. Os dados são rotulados (dados estruturados) e a saída já é definida antes. Mais usado atualmente, integrados na regressão linear, árvores de decisão etc.;</text:p>
      <text:p text:style-name="P1">- APRENDIZADO NÃO SUPERVISIONADO: tanto os dados não não rotulados (não estruturados) e a saída é desconhecida pelo algoritmo. O código aprende sem ajuda humana e dividi as informações em grupos com base em características comuns. Comum para identificar padrões, usados em, por exemplo, clustering hierárquico.</text:p>
      <text:p text:style-name="P2">- <text:span text:style-name="T1">APRENDIZADO </text:span>SEMI-SUPERVISIONADO: <text:span text:style-name="T1">alguns dados são rotulados, obrigando o algoritmo a organizar os dados de maneira para </text:span><text:soft-page-break/><text:span text:style-name="T1">chegar à um resultado conhecido. Útil quando tem alguns dados rotulados e outros não;</text:span></text:p>
      <text:p text:style-name="P1">- <text:span text:style-name="T1">APRENDIZADO POR REFORÇO: “aprender fazendo”, ou seja, aprende através da tentativa e erro. O algoritmo aprende através de retornos que são dados quando termina a tarefa, com </text:span><text:span text:style-name="T2">feedbacks </text:span><text:span text:style-name="T3">negativos ou positivos. </text:span><text:span text:style-name="T4">Tal aprendizado é realizado com um sistema de recompensa.</text:span></text:p>
      <text:p text:style-name="P3"><text:tab/></text:p>
      <text:p text:style-name="P4">EXEMPLOS DE ALGORITMOS DE MACHINE LEARNING:</text:p>
      <text:p text:style-name="P4">- Redes neurais: simulam como o cérebro humano funciona, com diversos processos integrados. Usado para aprender padrões complexos;</text:p>
      <text:p text:style-name="P4">- Regressão linear: para prever valores numéricos com base em uma relação linear, a regressão linear pode ser usado para prever o preço de uma casa, por exemplo.</text:p>
      <text:p text:style-name="P5"><text:span text:style-name="T5">- Á</text:span><text:span text:style-name="T6">rvore de decisão: para previsão numérica e classificação de dados, usa ramificações de decisões e regressões.</text:span></text:p>
      <text:p text:style-name="P6">- Clustering: identifica padrões e agrupar os dados em clusters.</text:p>
      <text:p text:style-name="P1"/>
      <text:p text:style-name="P1">DIFERENÇA ENTRE IA E ML?</text:p>
      <text:p text:style-name="P1"><text:tab/><text:span text:style-name="T7">O Machine Learning é a área em que há criação de algoritmos para que as máquinas “aprendam” e melhorem através de bases de dados. </text:span></text:p>
      <text:p text:style-name="P1"><text:tab/><text:span text:style-name="T7">Enquanto a <text:s/></text:span><text:span text:style-name="T8">inteligência artificial (</text:span><text:span text:style-name="T7">IA</text:span><text:span text:style-name="T8">)</text:span><text:span text:style-name="T7"> é uma área da ciência da computação que busca construir máquinas que sejam capazes de simular a mente humana, </text:span><text:span text:style-name="T8">ou podendo atuar em áreas que excedem a capacidade humana.</text:span></text:p>
      <text:p text:style-name="P1"><text:tab/><text:span text:style-name="T8">Ou seja, <text:s/>aprendizado de máquina é uma aplicação de IA, extraindo conhecimento de dados com diversas técnicas.</text:span></text:p>
      <text:p text:style-name="P1"><text:tab/><text:span text:style-name="T8">Lembrando: todo machine learning é IA, mas nem toda IA é machine learn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 ne" svg:font-family="'Time ne'"/>
    <style:font-face style:name="Time new roman" svg:font-family="'Time new roman'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5:22:30.695480134</meta:creation-date>
    <dc:date>2025-04-07T00:28:16.584789834</dc:date>
    <meta:editing-duration>PT55M46S</meta:editing-duration>
    <meta:editing-cycles>4</meta:editing-cycles>
    <meta:generator>LibreOffice/24.8.6.2$Linux_X86_64 LibreOffice_project/d50be90c1d90f0f90a5235ffcbbafbbfa38a83c2</meta:generator>
    <meta:document-statistic meta:table-count="0" meta:image-count="0" meta:object-count="0" meta:page-count="2" meta:paragraph-count="26" meta:word-count="563" meta:character-count="3564" meta:non-whitespace-character-count="3007"/>
  </office:meta>
</office:document-meta>
</file>